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71cm" svg:height="3.063cm" svg:x="1.524cm" svg:y="0.762cm">
          <draw:text-box>
            <text:p text:style-name="P1"><text:span text:style-name="T1">EPISTLE</text:span></text:p>
            <text:p text:style-name="P1"><text:span text:style-name="T2">Ephesians 1:3–1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408cm" svg:height="5.459cm" svg:x="1.754cm" svg:y="0.891cm">
          <draw:text-box>
            <text:p text:style-name="P4"><text:span text:style-name="T3">3</text:span><text:span text:style-name="T4">Blessed be the God and Father of our Lord Jesus Christ, who has blessed us in Christ with every spiritual blessing in the heavenly place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408cm" svg:height="4.951cm" svg:x="1.754cm" svg:y="0.891cm">
          <draw:text-box>
            <text:p text:style-name="P4"><text:span text:style-name="T3">4</text:span><text:span text:style-name="T4">even as he chose us in him before the foundation of the world, that we should be holy and blameless before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4.638cm" svg:height="6.263cm" svg:x="1.778cm" svg:y="0.849cm">
          <draw:text-box>
            <text:p text:style-name="P4"><text:span text:style-name="T4">In love </text:span><text:span text:style-name="T3">5</text:span><text:span text:style-name="T4">he predestined us for adoption through Jesus Christ, according to the purpose of his will, </text:span><text:span text:style-name="T3">6</text:span><text:span text:style-name="T4">to the praise of his glorious grace, with which he has blessed us in the Belov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5" draw:layer="layout" svg:width="24.892cm" svg:height="7.766cm" svg:x="1.715cm" svg:y="0.64cm">
          <draw:text-box>
            <text:p text:style-name="P4"><text:span text:style-name="T3">7</text:span><text:span text:style-name="T4">In him we have redemption through his blood, the forgiveness of our trespasses, according to the riches of his grace, </text:span><text:span text:style-name="T3">8</text:span><text:span text:style-name="T4">which he lavished upon us, in all wisdom and insight </text:span><text:span text:style-name="T3">9</text:span><text:span text:style-name="T4">making known to us the mystery of his will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5" draw:text-style-name="P7" draw:layer="layout" svg:width="24.384cm" svg:height="6.263cm" svg:x="1.778cm" svg:y="0.849cm">
          <draw:text-box>
            <text:p text:style-name="P6"><text:span text:style-name="T4">according to his purpose, which he set forth in Christ </text:span><text:span text:style-name="T3">10</text:span><text:span text:style-name="T4">as a plan for the fullness of time, to unite all things in him, things in heaven and things on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7" draw:text-style-name="P7" draw:layer="layout" svg:width="24.892cm" svg:height="9.269cm" svg:x="1.667cm" svg:y="0.898cm">
          <draw:text-box>
            <text:p text:style-name="P6"><text:span text:style-name="T3">11</text:span><text:span text:style-name="T4">In him we have obtained an inheritance, having been predestined according to the purpose of him who works all things according to the counsel of his will, </text:span><text:span text:style-name="T3">12</text:span><text:span text:style-name="T4">so that we who were the first to hope in Christ might be to the praise of his glo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7" draw:text-style-name="P7" draw:layer="layout" svg:width="24.892cm" svg:height="9.269cm" svg:x="1.524cm" svg:y="0.637cm">
          <draw:text-box>
            <text:p text:style-name="P6"><text:span text:style-name="T3">13</text:span><text:span text:style-name="T4">In him you also, when you heard the word of truth, the gospel of your salvation, and believed in him, were sealed with the promised Holy Spirit, </text:span><text:span text:style-name="T3">14</text:span><text:span text:style-name="T4">who is the guarantee of our</text:span><text:span text:style-name="T5"> inheritance until we acquire possession of it, to the praise of his gl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1:36:44.736000000</meta:creation-date>
    <dc:title>Hymn template</dc:title>
    <meta:editing-duration>PT11M52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7-11T22:48:54.454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7-11T11:36:44.440000000"/>
  </office:meta>
</office:document-meta>
</file>